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draw:stroke="none" svg:stroke-width="0.001cm" draw:fill-color="#e4405c"/>
    </style:style>
    <style:style style:name="gr8" style:family="graphic" style:parent-style-name="standard">
      <style:graphic-properties draw:stroke="none" svg:stroke-width="0.001cm" draw:fill-color="#cf0e30"/>
    </style:style>
    <style:style style:name="gr9" style:family="graphic" style:parent-style-name="standard">
      <style:graphic-properties svg:stroke-width="0.001cm" svg:stroke-color="#fca4b5" draw:fill="none" draw:fill-color="#ffffff" fo:padding-top="-0.049cm" fo:padding-bottom="-0.049cm" fo:padding-left="-0.049cm" fo:padding-right="-0.049cm"/>
    </style:style>
    <style:style style:name="gr10" style:family="graphic" style:parent-style-name="standard">
      <style:graphic-properties draw:stroke="none" svg:stroke-width="0.001cm" draw:fill-color="#790015"/>
    </style:style>
    <style:style style:name="gr11" style:family="graphic" style:parent-style-name="standard">
      <style:graphic-properties svg:stroke-width="0.03cm" svg:stroke-color="#000000" draw:fill="none" draw:fill-color="#ffffff" fo:padding-top="-0.035cm" fo:padding-bottom="-0.035cm" fo:padding-left="-0.035cm" fo:padding-right="-0.035cm"/>
    </style:style>
    <style:style style:name="gr12" style:family="graphic" style:parent-style-name="standard">
      <style:graphic-properties draw:stroke="none" svg:stroke-width="0.03cm" draw:fill-color="#000000"/>
    </style:style>
    <style:style style:name="gr13" style:family="graphic" style:parent-style-name="standard">
      <style:graphic-properties svg:stroke-width="0.002cm" svg:stroke-color="#000000" draw:fill="none" draw:fill-color="#ffffff" fo:padding-top="-0.049cm" fo:padding-bottom="-0.049cm" fo:padding-left="-0.049cm" fo:padding-right="-0.049cm"/>
    </style:style>
    <style:style style:name="gr14" style:family="graphic" style:parent-style-name="standard">
      <style:graphic-properties draw:stroke="none" svg:stroke-width="0.002cm" draw:fill-color="#000000"/>
    </style:style>
    <style:style style:name="gr15" style:family="graphic" style:parent-style-name="standard">
      <style:graphic-properties svg:stroke-width="0.03cm" svg:stroke-color="#ffffff" draw:fill="none" draw:fill-color="#ffffff" fo:padding-top="-0.035cm" fo:padding-bottom="-0.035cm" fo:padding-left="-0.035cm" fo:padding-right="-0.035cm"/>
    </style:style>
    <style:style style:name="gr16" style:family="graphic" style:parent-style-name="standard">
      <style:graphic-properties draw:stroke="none" svg:stroke-width="0.03cm" draw:fill-color="#ffffff"/>
    </style:style>
    <style:style style:name="gr17" style:family="graphic" style:parent-style-name="standard">
      <style:graphic-properties svg:stroke-width="0.002cm" svg:stroke-color="#ffffff" draw:fill="none" draw:fill-color="#ffffff" fo:padding-top="-0.049cm" fo:padding-bottom="-0.049cm" fo:padding-left="-0.049cm" fo:padding-right="-0.049cm"/>
    </style:style>
    <style:style style:name="gr18" style:family="graphic" style:parent-style-name="standard">
      <style:graphic-properties draw:stroke="none" svg:stroke-width="0.002cm" draw:fill-color="#ffffff"/>
    </style:style>
    <style:style style:name="gr19" style:family="graphic" style:parent-style-name="standard">
      <style:graphic-properties svg:stroke-width="0.001cm" svg:stroke-color="#000000" draw:fill="none" draw:fill-color="#ffffff" fo:padding-top="-0.049cm" fo:padding-bottom="-0.049cm" fo:padding-left="-0.049cm" fo:padding-right="-0.049cm"/>
    </style:style>
  </office:automatic-styles>
  <office:body>
    <office:drawing>
      <draw:page draw:name="page1" draw:style-name="dp1" draw:master-page-name="Default">
        <draw:g>
          <draw:glue-point draw:id="4" svg:x="-3.87cm" svg:y="-5cm"/>
          <draw:glue-point draw:id="5" svg:x="5cm" svg:y="-5cm"/>
          <draw:glue-point draw:id="6" svg:x="0.564cm" svg:y="-5cm"/>
          <draw:glue-point draw:id="7" svg:x="-5cm" svg:y="5cm"/>
          <draw:glue-point draw:id="8" svg:x="3.873cm" svg:y="5cm"/>
          <draw:glue-point draw:id="9" svg:x="-0.564cm" svg:y="5cm"/>
          <draw:glue-point draw:id="10" svg:x="-5cm" svg:y="0.358cm"/>
          <draw:glue-point draw:id="11" svg:x="-5cm" svg:y="-1.022cm"/>
          <draw:glue-point draw:id="12" svg:x="5cm" svg:y="4.224cm"/>
          <draw:glue-point draw:id="13" svg:x="5cm" svg:y="-0.388cm"/>
          <draw:glue-point draw:id="14" svg:x="0cm" svg:y="0.317cm"/>
          <draw:polygon draw:style-name="gr1" draw:layer="layout" svg:width="1.211cm" svg:height="1.204cm" svg:x="0cm" svg:y="0.796cm" svg:viewBox="0 0 1212 1205" draw:points="0,0 0,1205 1212,1205 1212,0">
            <text:p/>
          </draw:polygon>
          <draw:polygon draw:style-name="gr2" draw:layer="layout" svg:width="1.211cm" svg:height="1.204cm" svg:x="0cm" svg:y="0.796cm" svg:viewBox="0 0 1212 1205" draw:points="0,0 0,1205 1212,1205 1212,0">
            <text:p/>
          </draw:polygon>
          <draw:polygon draw:style-name="gr3" draw:layer="layout" svg:width="1.365cm" svg:height="0.144cm" svg:x="0cm" svg:y="0.652cm" svg:viewBox="0 0 1366 145" draw:points="0,145 154,0 1366,0 1212,145">
            <text:p/>
          </draw:polygon>
          <draw:polygon draw:style-name="gr2" draw:layer="layout" svg:width="1.365cm" svg:height="0.144cm" svg:x="0cm" svg:y="0.652cm" svg:viewBox="0 0 1366 145" draw:points="0,145 154,0 1366,0 1212,145">
            <text:p/>
          </draw:polygon>
          <draw:polygon draw:style-name="gr4" draw:layer="layout" svg:width="0.154cm" svg:height="1.336cm" svg:x="1.211cm" svg:y="0.652cm" svg:viewBox="0 0 155 1337" draw:points="0,143 155,0 155,1193 0,1337">
            <text:p/>
          </draw:polygon>
          <draw:polygon draw:style-name="gr2" draw:layer="layout" svg:width="0.154cm" svg:height="1.336cm" svg:x="1.211cm" svg:y="0.652cm" svg:viewBox="0 0 155 1337" draw:points="0,143 155,0 155,1193 0,1337">
            <text:p/>
          </draw:polygon>
          <draw:polygon draw:style-name="gr5" draw:layer="layout" svg:width="0.418cm" svg:height="0.188cm" svg:x="0.055cm" svg:y="1.292cm" svg:viewBox="0 0 419 189" draw:points="419,44 99,44 99,0 0,89 99,189 99,144 419,144">
            <text:p/>
          </draw:polygon>
          <draw:polygon draw:style-name="gr5" draw:layer="layout" svg:width="0.33cm" svg:height="0.331cm" svg:x="0.209cm" svg:y="1.005cm" svg:viewBox="0 0 331 332" draw:points="331,265 99,33 132,0 0,0 0,132 33,99 264,332">
            <text:p/>
          </draw:polygon>
          <draw:polygon draw:style-name="gr5" draw:layer="layout" svg:width="0.187cm" svg:height="0.42cm" svg:x="0.495cm" svg:y="0.851cm" svg:viewBox="0 0 188 421" draw:points="143,421 143,88 188,88 99,0 0,88 44,88 44,421">
            <text:p/>
          </draw:polygon>
          <draw:polygon draw:style-name="gr5" draw:layer="layout" svg:width="0.33cm" svg:height="0.331cm" svg:x="0.638cm" svg:y="1.005cm" svg:viewBox="0 0 331 332" draw:points="66,332 297,99 331,132 331,0 198,0 232,33 0,265">
            <text:p/>
          </draw:polygon>
          <draw:polygon draw:style-name="gr5" draw:layer="layout" svg:width="0.418cm" svg:height="0.188cm" svg:x="0.705cm" svg:y="1.292cm" svg:viewBox="0 0 419 189" draw:points="0,144 330,144 330,189 419,89 330,0 330,44 0,44">
            <text:p/>
          </draw:polygon>
          <draw:polygon draw:style-name="gr5" draw:layer="layout" svg:width="0.33cm" svg:height="0.331cm" svg:x="0.638cm" svg:y="1.436cm" svg:viewBox="0 0 331 332" draw:points="0,66 232,298 198,332 331,320 331,198 297,232 66,0">
            <text:p/>
          </draw:polygon>
          <draw:polygon draw:style-name="gr5" draw:layer="layout" svg:width="0.187cm" svg:height="0.42cm" svg:x="0.495cm" svg:y="1.503cm" svg:viewBox="0 0 188 421" draw:points="44,0 44,332 0,332 99,421 188,332 143,332 143,0">
            <text:p/>
          </draw:polygon>
          <draw:polygon draw:style-name="gr5" draw:layer="layout" svg:width="0.33cm" svg:height="0.331cm" svg:x="0.209cm" svg:y="1.436cm" svg:viewBox="0 0 331 332" draw:points="264,0 33,232 0,198 0,332 132,332 99,298 331,66">
            <text:p/>
          </draw:polygon>
          <draw:polygon draw:style-name="gr6" draw:layer="layout" svg:width="0.419cm" svg:height="0.188cm" svg:x="0.066cm" svg:y="1.303cm" svg:viewBox="0 0 420 189" draw:points="420,44 99,44 99,0 0,89 99,189 99,144 420,144">
            <text:p/>
          </draw:polygon>
          <draw:polygon draw:style-name="gr6" draw:layer="layout" svg:width="0.33cm" svg:height="0.331cm" svg:x="0.22cm" svg:y="1.016cm" svg:viewBox="0 0 331 332" draw:points="331,266 98,33 132,0 0,0 0,132 32,99 264,332">
            <text:p/>
          </draw:polygon>
          <draw:polygon draw:style-name="gr6" draw:layer="layout" svg:width="0.187cm" svg:height="0.42cm" svg:x="0.506cm" svg:y="0.861cm" svg:viewBox="0 0 188 421" draw:points="143,421 143,89 188,89 99,0 0,89 44,89 44,421">
            <text:p/>
          </draw:polygon>
          <draw:polygon draw:style-name="gr6" draw:layer="layout" svg:width="0.33cm" svg:height="0.331cm" svg:x="0.649cm" svg:y="1.016cm" svg:viewBox="0 0 331 332" draw:points="66,332 297,99 331,132 331,0 199,0 231,33 0,266">
            <text:p/>
          </draw:polygon>
          <draw:polygon draw:style-name="gr6" draw:layer="layout" svg:width="0.418cm" svg:height="0.188cm" svg:x="0.715cm" svg:y="1.303cm" svg:viewBox="0 0 419 189" draw:points="0,144 331,144 331,189 419,89 331,0 331,44 0,44">
            <text:p/>
          </draw:polygon>
          <draw:polygon draw:style-name="gr6" draw:layer="layout" svg:width="0.33cm" svg:height="0.331cm" svg:x="0.649cm" svg:y="1.447cm" svg:viewBox="0 0 331 332" draw:points="0,66 231,299 199,332 331,321 331,199 297,232 66,0">
            <text:p/>
          </draw:polygon>
          <draw:polygon draw:style-name="gr6" draw:layer="layout" svg:width="0.187cm" svg:height="0.42cm" svg:x="0.506cm" svg:y="1.513cm" svg:viewBox="0 0 188 421" draw:points="44,0 44,332 0,332 99,421 188,332 143,332 143,0">
            <text:p/>
          </draw:polygon>
          <draw:polygon draw:style-name="gr6" draw:layer="layout" svg:width="0.33cm" svg:height="0.331cm" svg:x="0.22cm" svg:y="1.447cm" svg:viewBox="0 0 331 332" draw:points="264,0 32,232 0,199 0,332 132,332 98,299 331,66">
            <text:p/>
          </draw:polygon>
          <draw:polygon draw:style-name="gr5" draw:layer="layout" svg:width="0.362cm" svg:height="0.364cm" svg:x="0.407cm" svg:y="1.215cm" svg:viewBox="0 0 363 365" draw:points="363,182 362,173 361,163 360,154 359,145 357,136 354,127 351,118 348,110 344,102 340,93 335,85 330,77 324,70 319,63 312,56 306,50 299,43 292,38 285,32 277,27 269,23 261,18 253,14 244,11 235,8 226,6 218,3 208,2 199,0 190,0 181,0 172,0 163,0 154,2 144,3 136,6 127,8 118,11 110,14 101,18 93,23 85,27 77,32 70,38 63,43 56,50 50,56 43,63 38,70 32,77 27,85 22,93 18,102 14,110 11,118 8,127 5,136 3,145 2,154 1,163 0,173 0,182 0,191 1,200 2,210 3,218 5,227 8,236 11,245 14,254 18,262 22,270 27,278 32,286 38,293 43,300 50,307 56,314 63,320 70,326 77,331 85,337 93,341 101,346 110,349 118,353 127,356 136,358 144,360 154,362 163,363 172,364 181,365 190,364 199,363 208,362 218,360 226,358 235,356 244,353 253,349 261,346 269,341 277,337 285,331 292,326 299,320 306,314 312,307 319,300 324,293 330,286 335,278 340,270 344,262 348,254 351,245 354,236 357,227 359,218 360,210 361,200 362,191">
            <text:p/>
          </draw:polygon>
          <draw:polygon draw:style-name="gr6" draw:layer="layout" svg:width="0.363cm" svg:height="0.364cm" svg:x="0.429cm" svg:y="1.237cm" svg:viewBox="0 0 364 365" draw:points="364,183 363,173 363,163 361,155 360,145 358,136 355,128 352,118 349,110 345,102 340,93 336,86 331,78 325,70 320,63 313,57 307,50 300,44 293,38 286,32 278,28 270,22 262,18 254,14 245,11 236,8 227,6 218,3 209,2 200,1 191,0 182,0 172,0 163,1 154,2 145,3 136,6 127,8 118,11 110,14 101,18 93,22 85,28 78,32 70,38 63,44 56,50 50,57 44,63 38,70 32,78 27,86 23,93 18,102 15,110 11,118 8,128 5,136 4,145 2,155 1,163 0,173 0,183 0,191 1,201 2,210 4,219 5,228 8,237 11,246 15,254 18,263 23,271 27,279 32,287 38,294 44,301 50,308 56,314 63,321 70,326 78,332 85,337 93,342 101,346 110,350 118,353 127,356 136,359 145,361 154,362 163,364 172,364 182,365 191,364 200,364 209,362 218,361 227,359 236,356 245,353 254,350 262,346 270,342 278,337 286,332 293,326 300,321 307,314 313,308 320,301 325,294 331,287 336,279 340,271 345,263 349,254 352,246 355,237 358,228 360,219 361,210 363,201 363,191">
            <text:p/>
          </draw:polygon>
          <draw:polygon draw:style-name="gr7" draw:layer="layout" svg:width="0.363cm" svg:height="0.364cm" svg:x="0.418cm" svg:y="1.226cm" svg:viewBox="0 0 364 365" draw:points="364,182 363,173 362,164 361,154 360,146 358,136 355,127 352,119 349,110 345,102 340,93 336,86 331,78 325,71 320,64 313,56 307,50 300,44 293,38 286,33 278,27 270,23 261,18 254,14 245,11 236,8 227,6 218,4 209,2 200,1 191,0 182,0 172,0 163,1 154,2 145,4 136,6 127,8 118,11 110,14 101,18 93,23 85,27 77,33 70,38 63,44 56,50 50,56 43,64 38,71 32,78 27,86 23,93 18,102 15,110 11,119 8,127 5,136 3,146 2,154 1,164 0,173 0,182 0,191 1,200 2,210 3,219 5,228 8,237 11,246 15,254 18,262 23,271 27,279 32,286 38,294 43,300 50,308 56,314 63,321 70,326 77,332 85,337 93,341 101,346 110,350 118,353 127,356 136,358 145,360 154,362 163,364 172,365 182,365 191,365 200,364 209,362 218,360 227,358 236,356 245,353 254,350 261,346 270,341 278,337 286,332 293,326 300,321 307,314 313,308 320,300 325,294 331,286 336,279 340,271 345,262 349,254 352,246 355,237 358,228 360,219 361,210 362,200 363,191">
            <text:p/>
          </draw:polygon>
          <draw:polygon draw:style-name="gr8" draw:layer="layout" svg:width="1.211cm" svg:height="0.652cm" svg:x="0cm" svg:y="0.144cm" svg:viewBox="0 0 1212 653" draw:points="0,0 0,653 1212,653 1212,0">
            <text:p/>
          </draw:polygon>
          <draw:polygon draw:style-name="gr9" draw:layer="layout" svg:width="1.211cm" svg:height="0.652cm" svg:x="0cm" svg:y="0.144cm" svg:viewBox="0 0 1212 653" draw:points="0,0 0,653 1212,653 1212,0">
            <text:p/>
          </draw:polygon>
          <draw:polygon draw:style-name="gr7" draw:layer="layout" svg:width="1.365cm" svg:height="0.144cm" svg:x="0cm" svg:y="0cm" svg:viewBox="0 0 1366 145" draw:points="0,145 154,0 1366,0 1212,145">
            <text:p/>
          </draw:polygon>
          <draw:polygon draw:style-name="gr9" draw:layer="layout" svg:width="1.365cm" svg:height="0.144cm" svg:x="0cm" svg:y="0cm" svg:viewBox="0 0 1366 145" draw:points="0,145 154,0 1366,0 1212,145">
            <text:p/>
          </draw:polygon>
          <draw:polygon draw:style-name="gr10" draw:layer="layout" svg:width="0.154cm" svg:height="0.796cm" svg:x="1.211cm" svg:y="0cm" svg:viewBox="0 0 155 797" draw:points="0,143 155,0 155,653 0,797">
            <text:p/>
          </draw:polygon>
          <draw:polygon draw:style-name="gr9" draw:layer="layout" svg:width="0.154cm" svg:height="0.796cm" svg:x="1.211cm" svg:y="0cm" svg:viewBox="0 0 155 797" draw:points="0,143 155,0 155,653 0,797">
            <text:p/>
          </draw:polygon>
          <draw:line draw:style-name="gr11" draw:layer="layout" svg:x1="0.33cm" svg:y1="0.343cm" svg:x2="0.86cm" svg:y2="0.576cm">
            <text:p/>
          </draw:line>
          <draw:line draw:style-name="gr11" draw:layer="layout" svg:x1="0.165cm" svg:y1="0.287cm" svg:x2="1.013cm" svg:y2="0.287cm">
            <text:p/>
          </draw:line>
          <draw:line draw:style-name="gr11" draw:layer="layout" svg:x1="0.165cm" svg:y1="0.619cm" svg:x2="1.013cm" svg:y2="0.619cm">
            <text:p/>
          </draw:line>
          <draw:polygon draw:style-name="gr12" draw:layer="layout" svg:width="0.275cm" svg:height="0.144cm" svg:x="0.077cm" svg:y="0.221cm" svg:viewBox="0 0 276 145" draw:points="0,0 276,0 276,145 0,145">
            <text:p/>
          </draw:polygon>
          <draw:polygon draw:style-name="gr13" draw:layer="layout" svg:width="0.274cm" svg:height="0.144cm" svg:x="0.077cm" svg:y="0.221cm" svg:viewBox="0 0 275 145" draw:points="0,0 275,0 275,145 0,145">
            <text:p/>
          </draw:polygon>
          <draw:polygon draw:style-name="gr14" draw:layer="layout" svg:width="0.264cm" svg:height="0.144cm" svg:x="0.826cm" svg:y="0.221cm" svg:viewBox="0 0 265 145" draw:points="0,0 265,0 265,145 0,145">
            <text:p/>
          </draw:polygon>
          <draw:polygon draw:style-name="gr13" draw:layer="layout" svg:width="0.263cm" svg:height="0.144cm" svg:x="0.826cm" svg:y="0.221cm" svg:viewBox="0 0 264 145" draw:points="0,0 264,0 264,145 0,145">
            <text:p/>
          </draw:polygon>
          <draw:polygon draw:style-name="gr14" draw:layer="layout" svg:width="0.275cm" svg:height="0.144cm" svg:x="0.077cm" svg:y="0.552cm" svg:viewBox="0 0 276 145" draw:points="0,0 276,0 276,145 0,145">
            <text:p/>
          </draw:polygon>
          <draw:polygon draw:style-name="gr13" draw:layer="layout" svg:width="0.274cm" svg:height="0.144cm" svg:x="0.077cm" svg:y="0.552cm" svg:viewBox="0 0 275 145" draw:points="0,0 275,0 275,145 0,145">
            <text:p/>
          </draw:polygon>
          <draw:polygon draw:style-name="gr14" draw:layer="layout" svg:width="0.264cm" svg:height="0.144cm" svg:x="0.826cm" svg:y="0.552cm" svg:viewBox="0 0 265 145" draw:points="0,0 265,0 265,145 0,145">
            <text:p/>
          </draw:polygon>
          <draw:polygon draw:style-name="gr13" draw:layer="layout" svg:width="0.263cm" svg:height="0.144cm" svg:x="0.826cm" svg:y="0.552cm" svg:viewBox="0 0 264 145" draw:points="0,0 264,0 264,145 0,145">
            <text:p/>
          </draw:polygon>
          <draw:line draw:style-name="gr11" draw:layer="layout" svg:x1="0.849cm" svg:y1="0.343cm" svg:x2="0.319cm" svg:y2="0.576cm">
            <text:p/>
          </draw:line>
          <draw:line draw:style-name="gr15" draw:layer="layout" svg:x1="0.341cm" svg:y1="0.353cm" svg:x2="0.87cm" svg:y2="0.587cm">
            <text:p/>
          </draw:line>
          <draw:line draw:style-name="gr15" draw:layer="layout" svg:x1="0.176cm" svg:y1="0.298cm" svg:x2="1.024cm" svg:y2="0.298cm">
            <text:p/>
          </draw:line>
          <draw:line draw:style-name="gr15" draw:layer="layout" svg:x1="0.176cm" svg:y1="0.63cm" svg:x2="1.024cm" svg:y2="0.63cm">
            <text:p/>
          </draw:line>
          <draw:polygon draw:style-name="gr16" draw:layer="layout" svg:width="0.275cm" svg:height="0.144cm" svg:x="0.088cm" svg:y="0.231cm" svg:viewBox="0 0 276 145" draw:points="0,0 276,0 276,145 0,145">
            <text:p/>
          </draw:polygon>
          <draw:polygon draw:style-name="gr17" draw:layer="layout" svg:width="0.274cm" svg:height="0.144cm" svg:x="0.088cm" svg:y="0.231cm" svg:viewBox="0 0 275 145" draw:points="0,0 275,0 275,145 0,145">
            <text:p/>
          </draw:polygon>
          <draw:polygon draw:style-name="gr18" draw:layer="layout" svg:width="0.264cm" svg:height="0.144cm" svg:x="0.837cm" svg:y="0.231cm" svg:viewBox="0 0 265 145" draw:points="0,0 265,0 265,145 0,145">
            <text:p/>
          </draw:polygon>
          <draw:polygon draw:style-name="gr17" draw:layer="layout" svg:width="0.264cm" svg:height="0.144cm" svg:x="0.837cm" svg:y="0.231cm" svg:viewBox="0 0 265 145" draw:points="0,0 265,0 265,145 0,145">
            <text:p/>
          </draw:polygon>
          <draw:polygon draw:style-name="gr18" draw:layer="layout" svg:width="0.275cm" svg:height="0.144cm" svg:x="0.088cm" svg:y="0.564cm" svg:viewBox="0 0 276 145" draw:points="0,0 276,0 276,145 0,145">
            <text:p/>
          </draw:polygon>
          <draw:polygon draw:style-name="gr17" draw:layer="layout" svg:width="0.274cm" svg:height="0.144cm" svg:x="0.088cm" svg:y="0.564cm" svg:viewBox="0 0 275 145" draw:points="0,0 275,0 275,145 0,145">
            <text:p/>
          </draw:polygon>
          <draw:polygon draw:style-name="gr18" draw:layer="layout" svg:width="0.264cm" svg:height="0.144cm" svg:x="0.837cm" svg:y="0.564cm" svg:viewBox="0 0 265 145" draw:points="0,0 265,0 265,145 0,145">
            <text:p/>
          </draw:polygon>
          <draw:polygon draw:style-name="gr17" draw:layer="layout" svg:width="0.264cm" svg:height="0.144cm" svg:x="0.837cm" svg:y="0.564cm" svg:viewBox="0 0 265 145" draw:points="0,0 265,0 265,145 0,145">
            <text:p/>
          </draw:polygon>
          <draw:line draw:style-name="gr15" draw:layer="layout" svg:x1="0.86cm" svg:y1="0.353cm" svg:x2="0.33cm" svg:y2="0.587cm">
            <text:p/>
          </draw:line>
          <draw:path draw:style-name="gr5" draw:layer="layout" svg:width="0.155cm" svg:height="0.197cm" svg:x="0.483cm" svg:y="1.316cm" svg:viewBox="0 0 156 198" svg:d="m0 132 37-4c2 13 7 22 14 28s16 9 28 9 22-3 28-8 9-11 9-18c0-5 0-8-3-12-3-3-8-6-15-8-4-2-14-5-30-8-22-5-36-12-44-20-12-10-17-23-17-38 0-10 2-18 7-27 6-8 14-15 24-19 11-4 23-7 38-7 24 0 43 5 55 16 12 10 18 25 19 42l-39 2c-1-10-6-17-11-22-5-4-13-6-24-6s-20 3-27 7c-4 3-6 7-6 12 0 4 2 8 6 11 5 4 17 8 35 13 20 4 33 9 43 14 9 4 16 11 20 19 6 8 9 19 9 30 0 12-4 22-10 31-6 10-15 17-26 22-11 4-25 7-42 7-24 0-43-7-56-17l-12-11-8-16z">
            <text:p/>
          </draw:path>
          <draw:path draw:style-name="gr19" draw:layer="layout" svg:width="0.155cm" svg:height="0.197cm" svg:x="0.483cm" svg:y="1.316cm" svg:viewBox="0 0 156 198" svg:d="m0 132 37-4c2 13 7 22 14 28s16 9 28 9 22-3 28-8 9-11 9-18c0-5 0-8-3-12-3-3-8-6-15-8-4-2-14-5-30-8-22-5-36-12-44-20-12-10-17-23-17-38 0-10 2-18 7-27 6-8 14-15 24-19 11-4 23-7 38-7 24 0 43 5 55 16 12 10 18 25 19 42l-39 2c-1-10-6-17-11-22-5-4-13-6-24-6s-20 3-27 7c-4 3-6 7-6 12 0 4 2 8 6 11 5 4 17 8 35 13 20 4 33 9 43 14 9 4 16 11 20 19 6 8 9 19 9 30 0 12-4 22-10 31-6 10-15 17-26 22-11 4-25 7-42 7-24 0-43-7-56-17l-12-11-8-16z">
            <text:p/>
          </draw:path>
          <draw:path draw:style-name="gr5" draw:layer="layout" svg:width="0.036cm" svg:height="0.19cm" svg:x="0.669cm" svg:y="1.32cm" svg:viewBox="0 0 37 191" svg:d="m0 33v-33h37v33zm-37 158v-139h37v139z">
            <text:p/>
          </draw:path>
          <draw:path draw:style-name="gr19" draw:layer="layout" svg:width="0.036cm" svg:height="0.19cm" svg:x="0.669cm" svg:y="1.32cm" svg:viewBox="0 0 37 191" svg:d="m0 33v-33h37v33zm-37 158v-139h37v139z">
            <text:p/>
          </draw:path>
          <draw:path draw:style-name="gr6" draw:layer="layout" svg:width="0.155cm" svg:height="0.196cm" svg:x="0.472cm" svg:y="1.305cm" svg:viewBox="0 0 156 197" svg:d="m0 131 37-4c2 13 7 23 14 28 6 6 16 10 28 10 13 0 22-3 28-9 6-5 9-11 9-18 0-5-1-8-3-11-3-4-8-6-14-9-5-1-15-4-31-8-21-5-36-12-44-19-12-10-18-23-18-38 0-10 3-19 8-28 6-8 14-14 24-19 11-4 23-6 38-6 24 0 43 5 55 15 12 11 18 25 19 43l-39 1c-2-9-6-17-11-21s-13-7-24-7-20 3-26 7c-4 4-7 8-7 12 0 5 3 8 6 12 5 4 17 8 36 13 19 4 33 9 42 13 9 5 16 12 20 20 6 8 9 18 9 30 0 11-3 21-10 31-6 9-14 16-25 21-12 4-26 7-42 7-25 0-44-6-57-17l-12-11-8-16z">
            <text:p/>
          </draw:path>
          <draw:path draw:style-name="gr19" draw:layer="layout" svg:width="0.155cm" svg:height="0.196cm" svg:x="0.472cm" svg:y="1.305cm" svg:viewBox="0 0 156 197" svg:d="m0 131 37-4c2 13 7 23 14 28 6 6 16 10 28 10 13 0 22-3 28-9 6-5 9-11 9-18 0-5-1-8-3-11-3-4-8-6-14-9-5-1-15-4-31-8-21-5-36-12-44-19-12-10-18-23-18-38 0-10 3-19 8-28 6-8 14-14 24-19 11-4 23-6 38-6 24 0 43 5 55 15 12 11 18 25 19 43l-39 1c-2-9-6-17-11-21s-13-7-24-7-20 3-26 7c-4 4-7 8-7 12 0 5 3 8 6 12 5 4 17 8 36 13 19 4 33 9 42 13 9 5 16 12 20 20 6 8 9 18 9 30 0 11-3 21-10 31-6 9-14 16-25 21-12 4-26 7-42 7-25 0-44-6-57-17l-12-11-8-16z">
            <text:p/>
          </draw:path>
          <draw:path draw:style-name="gr6" draw:layer="layout" svg:width="0.036cm" svg:height="0.19cm" svg:x="0.659cm" svg:y="1.309cm" svg:viewBox="0 0 37 191" svg:d="m0 33v-33h37v33zm-37 158v-139h37v139z">
            <text:p/>
          </draw:path>
          <draw:path draw:style-name="gr19" draw:layer="layout" svg:width="0.036cm" svg:height="0.19cm" svg:x="0.659cm" svg:y="1.309cm" svg:viewBox="0 0 37 191" svg:d="m0 33v-33h37v33zm-37 158v-139h37v139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Route Switch Processor with Si</dc:title>
    <meta:creation-date>2011-02-07T16:47:23</meta:creation-date>
    <meta:editing-duration>P0D</meta:editing-duration>
    <meta:editing-cycles>1</meta:editing-cycles>
    <meta:document-statistic meta:object-count="64"/>
    <meta:generator>OpenOffice.org/3.3$Linux OpenOffice.org_project/330m20$Build-9567</meta:generator>
  </office:meta>
</office:document-meta>
</file>